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cffc" officeooo:paragraph-rsid="000acffc"/>
    </style:style>
    <style:style style:name="P2" style:family="paragraph" style:parent-style-name="Standard" style:master-page-name="">
      <style:paragraph-properties fo:margin-left="0in" fo:margin-right="0in" fo:line-height="150%" fo:text-align="justify" style:justify-single-word="false" fo:text-indent="0.75in" style:auto-text-indent="false" style:page-number="auto"/>
      <style:text-properties officeooo:rsid="00140155" officeooo:paragraph-rsid="00140155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officeooo:rsid="000c647e" officeooo:paragraph-rsid="000c647e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officeooo:rsid="000e1813" officeooo:paragraph-rsid="000e1813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75in" style:auto-text-indent="false">
        <style:tab-stops>
          <style:tab-stop style:position="0.7398in"/>
        </style:tab-stops>
      </style:paragraph-properties>
      <style:text-properties officeooo:rsid="000e1813" officeooo:paragraph-rsid="000e1813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75in" style:auto-text-indent="false">
        <style:tab-stops>
          <style:tab-stop style:position="0.7398in"/>
        </style:tab-stops>
      </style:paragraph-properties>
      <style:text-properties officeooo:rsid="000e3227" officeooo:paragraph-rsid="000e3227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officeooo:rsid="00140155" officeooo:paragraph-rsid="00140155"/>
    </style:style>
    <style:style style:name="P8" style:family="paragraph" style:parent-style-name="Standard" style:master-page-name="">
      <style:paragraph-properties fo:margin-left="0in" fo:margin-right="0in" fo:line-height="150%" fo:text-align="justify" style:justify-single-word="false" fo:text-indent="0.8118in" style:auto-text-indent="false" style:page-number="auto"/>
      <style:text-properties officeooo:rsid="000acffc" officeooo:paragraph-rsid="000acffc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8118in" style:auto-text-indent="false"/>
      <style:text-properties officeooo:rsid="000e6ff1" officeooo:paragraph-rsid="000e6ff1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8118in" style:auto-text-indent="false"/>
      <style:text-properties officeooo:rsid="000e6ff1" officeooo:paragraph-rsid="00115739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8118in" style:auto-text-indent="false"/>
      <style:text-properties officeooo:rsid="00115739" officeooo:paragraph-rsid="00115739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8118in" style:auto-text-indent="false"/>
      <style:text-properties officeooo:paragraph-rsid="0013176e"/>
    </style:style>
    <style:style style:name="T1" style:family="text">
      <style:text-properties officeooo:rsid="000c647e"/>
    </style:style>
    <style:style style:name="T2" style:family="text">
      <style:text-properties officeooo:rsid="000e1813"/>
    </style:style>
    <style:style style:name="T3" style:family="text">
      <style:text-properties officeooo:rsid="000e3227"/>
    </style:style>
    <style:style style:name="T4" style:family="text">
      <style:text-properties officeooo:rsid="000e6ff1"/>
    </style:style>
    <style:style style:name="T5" style:family="text">
      <style:text-properties officeooo:rsid="000f5cb5"/>
    </style:style>
    <style:style style:name="T6" style:family="text">
      <style:text-properties officeooo:rsid="00115739"/>
    </style:style>
    <style:style style:name="T7" style:family="text">
      <style:text-properties officeooo:rsid="0013176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RIO GRANDE DO NORTE</text:p>
      <text:p text:style-name="P7">DEPARTAMENTO DE ENGENHARIA DE COMPUTAÇÃO E AUTOMAÇÃO</text:p>
      <text:p text:style-name="P7">Programação Concorrente e Distribuida</text:p>
      <text:p text:style-name="P7">Aluno: Igor Macedo Silva</text:p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s tabelas <text:span text:style-name="T2">deste documento</text:span> mostram as métricas de desempenho para alguns testes e comparações entre algoritmo paralelos distribuidos implementados em MPI. Todos os tempos mostrados nas tabelas são a média de resultados de 40 execuções do programa em estudo. Com os tempos obtidos, foram calculadas as métricas de speedup e eficiência de acordo com as fórmulas estudadas no livro <text:s/>Introduction to Parallel Programming de Peter Pachec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 Tabela 1 de Desempenho mostra os tempos e métricas de desempenho obtidas a partir da execução do algoritmo de integração numérica pelo método do trapézio utilizando a implementação nativa do MPI_Reduce. Neste caso, apenas a execução da função MPI_Reduce está sendo cronometrada.</text:p>
      <text:p text:style-name="P4">É possível notar que os tempos de execução da função aumentam a medida que o número de processos cresce. Isso acontece pela característica de funcionamento da própria função, já que mais processos implica necessariamente em mais comunicação e troca de informacão entre os processos, justificando o aumento do tempo.</text:p>
      <text:p text:style-name="P4">Como consequência desse aumento, vemos que o speedup e a eficiência decrescem rapidamente também.</text:p>
      <text:p text:style-name="P1">Tabela <text:span text:style-name="T1">1 </text:span>de Desempenho - MPI_Reduce</text:p>
      <text:p text:style-name="P1"><draw:frame draw:style-name="fr1" draw:name="Object3" text:anchor-type="paragraph" svg:width="7.4811in" svg:height="3.911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1"/>
      <text:p text:style-name="P5">A Tabela 2 de Desempenho mostra os tempos e métricas de desempenho obtidas a partir da execução do algoritmo de integração numérica pelo método do trapézio utilizando a implementação uma implementação de soma em árvore ponto a ponto. Neste caso, essa implementação da soma está sendo cronometrada.</text:p>
      <text:p text:style-name="P5">Assim como na Tabela anterior, vemos que os tempos de execução crescem <text:span text:style-name="T3">a medida que o número de processos aumenta, como esperado, já que o número de mensagens também cresce <text:s/>em conjunto. E como resultado, temos que o tanto o speedup quanto a eficiência apresentam um comportamento pouco convencional, mas também esperado, pois as tarefas não são feitas de forma completamente paralela, para as quais essas métricas foram criadas.</text:span></text:p>
      <text:p text:style-name="P6"><text:soft-page-break/>Comparando os tempos mostrados na Tabela 1 com os da Tabela 2, o MPI_Reduce possui maior desempenho quando o número de processos é igual a 1 ou 2, possui desempenho semelhante à implementação de soma em árvore quando o número de processos é 4, e possui <text:s/>desempenho um pouco abaixo da nossa implementação à medida que o número de processos cresce em 8 e 16. <text:span text:style-name="T4">Para justificar esse ganho, supomos que o nosso algoritmo, apesar de não ser ótimo, é uma das implementações mais simples possíveis e diretas, o que favorece quando existem um maior número de processos para enviar os dados.</text:span></text:p>
      <text:p text:style-name="P6"/>
      <text:p text:style-name="P1">Tabela <text:span text:style-name="T1">2</text:span> de Desempenho – Adição em Árvore</text:p>
      <text:p text:style-name="P1"><draw:frame draw:style-name="fr1" draw:name="Object4" text:anchor-type="paragraph" svg:width="7.4811in" svg:height="3.91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9"><text:span text:style-name="T2">A Tabela </text:span>3<text:span text:style-name="T2"> de Desempenho mostra os tempos e métricas de desempenho obtidas a partir da execução do algoritmo de </text:span>multiplicação de uma matriz por um vetor de forma a mutilplicar linha com coluna<text:span text:style-name="T2">. Neste caso, </text:span>apenas a<text:span text:style-name="T2"> implementação da </text:span>multiplicação<text:span text:style-name="T2"> está sendo cronometrada.</text:span></text:p>
      <text:p text:style-name="P9">Analisando os tempos obtidos, vemos que para o número de processos igual a 1,2 e 4, o tempo tende a cair, porém ao chegar em 8 e 16 esses tempos crescem novamente, sendo essa uma tendência que acontece independentemente do tamanho do problema. O speedup segue essa tendência de crescimento, porém com o número de processos igual a 16 cai drasticamente por conta do aumento do tempo de execução. <text:span text:style-name="T5">Observando a eficiência, ela cai rapidamente quando o tamanho do problema é menor, mas melhora a medida que o tamanho do problema aumenta, sendo essa uma tendência que vale a pena ser melhor investigada para entender o quão bom pode se tornar. </text:span></text:p>
      <text:p text:style-name="P11">Vemos que o speedup é próximo do linear, seguindo a diagonal principal, para p= 1,2,4, <text:soft-page-break/>mas perdemos esse comportamento em p=8 e 16. </text:p>
      <text:p text:style-name="P11">Vemos que em um momento, temos uma eficiência maior que 100%. Isso pode ter sido ocasionado pela superação de recursos limitantes, mas também pode ter acontecido pelo melhor gerenciamento do processo se este estiver competindo com outros processos no sistema operacional.</text:p>
      <text:p text:style-name="P1"/>
      <text:p text:style-name="P1">Tabela <text:span text:style-name="T1">3</text:span> de Desempenho – Mutiplicação em Linhas</text:p>
      <text:p text:style-name="P10"><draw:frame draw:style-name="fr1" draw:name="Object2" text:anchor-type="paragraph" svg:width="7.4811in" svg:height="3.91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2">A Tabela 4 de Desempenho mostra os tempos e métricas de desempenho obtidas a partir da execução do algoritmo de </text:span>multiplicação de uma matriz por um vetor de forma a mutilplicar <text:span text:style-name="T6">colunas</text:span> com <text:span text:style-name="T6">os elementos do vetor e uma posterior redução em soma. Neste caso, </text:span>apenas a<text:span text:style-name="T2"> implementação da </text:span>multiplicação <text:span text:style-name="T6">e a redução está sendo cronometrada.</text:span></text:p>
      <text:p text:style-name="P11">Ao observar a tabela vemos que os tempos tem um comportamento semelhante aos da tabela anterior, por diminuiem em p= 1,2,4, mas crescem em p=8,16. <text:span text:style-name="T7">E, como esperado, para um mesmo p, e maior tamanho do problema, o tempo de execução também é maior. Observando o speedup, vemos que ele inicia bem, próximo do linear, mas se distancia do speedup linear a medida que o tamanho do problema e p são dobrados. </text:span></text:p>
      <text:p text:style-name="P12"><text:span text:style-name="T7">Considerando a eficiência, vemos que ela melhora e consegue se manter mais constante quando o tamanho do problema é maior e, além disso, apresentou em alguns momentos valores maiores que 100%, que podem ter explicações como comentados nos resultados da Tabela 3.</text:span></text:p>
      <text:p text:style-name="Standard"/>
      <text:p text:style-name="Standard"/>
      <text:p text:style-name="P1"><text:soft-page-break/>Tabela <text:span text:style-name="T1">4 </text:span>de Desempenho – Mutiplicação em Colunas</text:p>
      <text:p text:style-name="Standard"><draw:frame draw:style-name="fr1" draw:name="Object1" text:anchor-type="paragraph" svg:width="7.4807in" svg:height="3.911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macedo </meta:initial-creator>
    <meta:creation-date>2017-11-06T20:41:08.180270210</meta:creation-date>
    <dc:date>2017-11-06T22:44:10.883270408</dc:date>
    <dc:creator>igormacedo </dc:creator>
    <meta:editing-duration>PT1H56M41S</meta:editing-duration>
    <meta:editing-cycles>4</meta:editing-cycles>
    <meta:generator>LibreOffice/4.2.8.2$Linux_X86_64 LibreOffice_project/420m0$Build-2</meta:generator>
    <meta:document-statistic meta:table-count="0" meta:image-count="0" meta:object-count="4" meta:page-count="5" meta:paragraph-count="23" meta:word-count="828" meta:character-count="5067" meta:non-whitespace-character-count="42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 style:data-style-name="N11">
      <style:text-properties style:text-position=""/>
    </style:style>
    <style:style style:name="ce4" style:family="table-cell" style:parent-style-name="Default" style:data-style-name="N60"/>
    <style:style style:name="ce5" style:family="table-cell" style:parent-style-name="Default" style:data-style-name="N61"/>
    <style:style style:name="ce6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5" office:value-type="float" office:value="0.0001522362175" calcext:value-type="float">
            <text:p>1.52E-04</text:p>
          </table:table-cell>
          <table:table-cell table:style-name="ce5" office:value-type="float" office:value="0.00009045004925" calcext:value-type="float">
            <text:p>9.05E-05</text:p>
          </table:table-cell>
          <table:table-cell table:style-name="ce5" office:value-type="float" office:value="0.00004862546925" calcext:value-type="float">
            <text:p>4.86E-05</text:p>
          </table:table-cell>
          <table:table-cell table:style-name="ce5" office:value-type="float" office:value="0.0000950276855" calcext:value-type="float">
            <text:p>9.50E-05</text:p>
          </table:table-cell>
          <table:table-cell table:style-name="ce5" office:value-type="float" office:value="0.00012139677725" calcext:value-type="float">
            <text:p>1.21E-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" office:value-type="float" office:value="0.00058177113" calcext:value-type="float">
            <text:p>5.82E-04</text:p>
          </table:table-cell>
          <table:table-cell table:style-name="ce5" office:value-type="float" office:value="0.0003024160975" calcext:value-type="float">
            <text:p>3.02E-04</text:p>
          </table:table-cell>
          <table:table-cell table:style-name="ce5" office:value-type="float" office:value="0.0002430796625" calcext:value-type="float">
            <text:p>2.43E-04</text:p>
          </table:table-cell>
          <table:table-cell table:style-name="ce5" office:value-type="float" office:value="0.0003015100975" calcext:value-type="float">
            <text:p>3.02E-04</text:p>
          </table:table-cell>
          <table:table-cell table:style-name="ce5" office:value-type="float" office:value="0.0002667724975" calcext:value-type="float">
            <text:p>2.67E-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" office:value-type="float" office:value="0.0023174762" calcext:value-type="float">
            <text:p>2.32E-03</text:p>
          </table:table-cell>
          <table:table-cell table:style-name="ce5" office:value-type="float" office:value="0.001255422925" calcext:value-type="float">
            <text:p>1.26E-03</text:p>
          </table:table-cell>
          <table:table-cell table:style-name="ce5" office:value-type="float" office:value="0.0010236560825" calcext:value-type="float">
            <text:p>1.02E-03</text:p>
          </table:table-cell>
          <table:table-cell table:style-name="ce5" office:value-type="float" office:value="0.0009621620125" calcext:value-type="float">
            <text:p>9.62E-04</text:p>
          </table:table-cell>
          <table:table-cell table:style-name="ce5" office:value-type="float" office:value="0.0008399784325" calcext:value-type="float">
            <text:p>8.40E-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5" office:value-type="float" office:value="0.0132150005" calcext:value-type="float">
            <text:p>1.32E-02</text:p>
          </table:table-cell>
          <table:table-cell table:style-name="ce5" office:value-type="float" office:value="0.0049757004" calcext:value-type="float">
            <text:p>4.98E-03</text:p>
          </table:table-cell>
          <table:table-cell table:style-name="ce5" office:value-type="float" office:value="0.002817374425" calcext:value-type="float">
            <text:p>2.82E-03</text:p>
          </table:table-cell>
          <table:table-cell table:style-name="ce5" office:value-type="float" office:value="0.002844762775" calcext:value-type="float">
            <text:p>2.84E-03</text:p>
          </table:table-cell>
          <table:table-cell table:style-name="ce5" office:value-type="float" office:value="0.004175627275" calcext:value-type="float">
            <text:p>4.18E-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5" office:value-type="float" office:value="0.051166237" calcext:value-type="float">
            <text:p>5.12E-02</text:p>
          </table:table-cell>
          <table:table-cell table:style-name="ce5" office:value-type="float" office:value="0.02681056925" calcext:value-type="float">
            <text:p>2.68E-02</text:p>
          </table:table-cell>
          <table:table-cell table:style-name="ce5" office:value-type="float" office:value="0.0136579755" calcext:value-type="float">
            <text:p>1.37E-02</text:p>
          </table:table-cell>
          <table:table-cell table:style-name="ce4" office:value-type="float" office:value="0.011429465" calcext:value-type="float">
            <text:p>1.14E-002</text:p>
          </table:table-cell>
          <table:table-cell table:style-name="ce5" office:value-type="float" office:value="0.0157321635" calcext:value-type="float">
            <text:p>1.57E-02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4"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speed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2]/[.B2]" office:value-type="percentage" office:value="1" calcext:value-type="percentage">
            <text:p>100.00%</text:p>
          </table:table-cell>
          <table:table-cell table:formula="of:=[.$B2]/[.C2]" office:value-type="percentage" office:value="1.68309712114391" calcext:value-type="percentage">
            <text:p>168.31%</text:p>
          </table:table-cell>
          <table:table-cell table:formula="of:=[.$B2]/[.D2]" office:value-type="percentage" office:value="3.13079174037997" calcext:value-type="percentage">
            <text:p>313.08%</text:p>
          </table:table-cell>
          <table:table-cell table:formula="of:=[.$B2]/[.E2]" office:value-type="percentage" office:value="1.6020196293216" calcext:value-type="percentage">
            <text:p>160.20%</text:p>
          </table:table-cell>
          <table:table-cell table:formula="of:=[.$B2]/[.F2]" office:value-type="percentage" office:value="1.25403837687133" calcext:value-type="percentage">
            <text:p>125.40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B3]/[.B3]" office:value-type="percentage" office:value="1" calcext:value-type="percentage">
            <text:p>100.00%</text:p>
          </table:table-cell>
          <table:table-cell table:formula="of:=[.$B3]/[.C3]" office:value-type="percentage" office:value="1.92374392371755" calcext:value-type="percentage">
            <text:p>192.37%</text:p>
          </table:table-cell>
          <table:table-cell table:formula="of:=[.$B3]/[.D3]" office:value-type="percentage" office:value="2.39333527131255" calcext:value-type="percentage">
            <text:p>239.33%</text:p>
          </table:table-cell>
          <table:table-cell table:formula="of:=[.$B3]/[.E3]" office:value-type="percentage" office:value="1.92952453275632" calcext:value-type="percentage">
            <text:p>192.95%</text:p>
          </table:table-cell>
          <table:table-cell table:formula="of:=[.$B3]/[.F3]" office:value-type="percentage" office:value="2.18077626236565" calcext:value-type="percentage">
            <text:p>218.08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B4]/[.B4]" office:value-type="percentage" office:value="1" calcext:value-type="percentage">
            <text:p>100.00%</text:p>
          </table:table-cell>
          <table:table-cell table:formula="of:=[.$B4]/[.C4]" office:value-type="percentage" office:value="1.84597250364852" calcext:value-type="percentage">
            <text:p>184.60%</text:p>
          </table:table-cell>
          <table:table-cell table:formula="of:=[.$B4]/[.D4]" office:value-type="percentage" office:value="2.26392070502839" calcext:value-type="percentage">
            <text:p>226.39%</text:p>
          </table:table-cell>
          <table:table-cell table:formula="of:=[.$B4]/[.E4]" office:value-type="percentage" office:value="2.40861327914876" calcext:value-type="percentage">
            <text:p>240.86%</text:p>
          </table:table-cell>
          <table:table-cell table:formula="of:=[.$B4]/[.F4]" office:value-type="percentage" office:value="2.75897107631987" calcext:value-type="percentage">
            <text:p>275.90%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B5]/[.B5]" office:value-type="percentage" office:value="1" calcext:value-type="percentage">
            <text:p>100.00%</text:p>
          </table:table-cell>
          <table:table-cell table:formula="of:=[.$B5]/[.C5]" office:value-type="percentage" office:value="2.65590759845589" calcext:value-type="percentage">
            <text:p>265.59%</text:p>
          </table:table-cell>
          <table:table-cell table:formula="of:=[.$B5]/[.D5]" office:value-type="percentage" office:value="4.69053753833234" calcext:value-type="percentage">
            <text:p>469.05%</text:p>
          </table:table-cell>
          <table:table-cell table:formula="of:=[.$B5]/[.E5]" office:value-type="percentage" office:value="4.64537873461171" calcext:value-type="percentage">
            <text:p>464.54%</text:p>
          </table:table-cell>
          <table:table-cell table:formula="of:=[.$B5]/[.F5]" office:value-type="percentage" office:value="3.16479408474024" calcext:value-type="percentage">
            <text:p>316.48%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$B6]/[.B6]" office:value-type="percentage" office:value="1" calcext:value-type="percentage">
            <text:p>100.00%</text:p>
          </table:table-cell>
          <table:table-cell table:formula="of:=[.$B6]/[.C6]" office:value-type="percentage" office:value="1.90843530858637" calcext:value-type="percentage">
            <text:p>190.84%</text:p>
          </table:table-cell>
          <table:table-cell table:formula="of:=[.$B6]/[.D6]" office:value-type="percentage" office:value="3.74625338872515" calcext:value-type="percentage">
            <text:p>374.63%</text:p>
          </table:table-cell>
          <table:table-cell table:formula="of:=[.$B6]/[.E6]" office:value-type="percentage" office:value="4.47669571585372" calcext:value-type="percentage">
            <text:p>447.67%</text:p>
          </table:table-cell>
          <table:table-cell table:formula="of:=[.$B6]/[.F6]" office:value-type="percentage" office:value="3.25233315811904" calcext:value-type="percentage">
            <text:p>325.23%</text:p>
          </table:table-cell>
        </table:table-row>
        <table:table-row table:style-name="ro1" table:number-rows-repeated="2">
          <table:table-cell table:style-name="ce4"/>
          <table:table-cell table:style-name="Default" table:number-columns-repeated="5"/>
        </table:table-row>
        <table:table-row table:style-name="ro1">
          <table:table-cell office:value-type="string" calcext:value-type="string">
            <text:p>efficienc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2]/([.B2]*[.B$1])" office:value-type="percentage" office:value="1" calcext:value-type="percentage">
            <text:p>100.00%</text:p>
          </table:table-cell>
          <table:table-cell table:formula="of:=[.$B2]/([.C2]*[.C$1])" office:value-type="percentage" office:value="0.841548560571956" calcext:value-type="percentage">
            <text:p>84.15%</text:p>
          </table:table-cell>
          <table:table-cell table:formula="of:=[.$B2]/([.D2]*[.D$1])" office:value-type="percentage" office:value="0.782697935094992" calcext:value-type="percentage">
            <text:p>78.27%</text:p>
          </table:table-cell>
          <table:table-cell table:formula="of:=[.$B2]/([.E2]*[.E$1])" office:value-type="percentage" office:value="0.200252453665201" calcext:value-type="percentage">
            <text:p>20.03%</text:p>
          </table:table-cell>
          <table:table-cell table:formula="of:=[.$B2]/([.F2]*[.F$1])" office:value-type="percentage" office:value="0.0783773985544579" calcext:value-type="percentage">
            <text:p>7.84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B3]/([.B3]*[.B$1])" office:value-type="percentage" office:value="1" calcext:value-type="percentage">
            <text:p>100.00%</text:p>
          </table:table-cell>
          <table:table-cell table:formula="of:=[.$B3]/([.C3]*[.C$1])" office:value-type="percentage" office:value="0.961871961858777" calcext:value-type="percentage">
            <text:p>96.19%</text:p>
          </table:table-cell>
          <table:table-cell table:formula="of:=[.$B3]/([.D3]*[.D$1])" office:value-type="percentage" office:value="0.598333817828137" calcext:value-type="percentage">
            <text:p>59.83%</text:p>
          </table:table-cell>
          <table:table-cell table:formula="of:=[.$B3]/([.E3]*[.E$1])" office:value-type="percentage" office:value="0.24119056659454" calcext:value-type="percentage">
            <text:p>24.12%</text:p>
          </table:table-cell>
          <table:table-cell table:formula="of:=[.$B3]/([.F3]*[.F$1])" office:value-type="percentage" office:value="0.136298516397853" calcext:value-type="percentage">
            <text:p>13.63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B4]/([.B4]*[.B$1])" office:value-type="percentage" office:value="1" calcext:value-type="percentage">
            <text:p>100.00%</text:p>
          </table:table-cell>
          <table:table-cell table:formula="of:=[.$B4]/([.C4]*[.C$1])" office:value-type="percentage" office:value="0.922986251824261" calcext:value-type="percentage">
            <text:p>92.30%</text:p>
          </table:table-cell>
          <table:table-cell table:formula="of:=[.$B4]/([.D4]*[.D$1])" office:value-type="percentage" office:value="0.565980176257098" calcext:value-type="percentage">
            <text:p>56.60%</text:p>
          </table:table-cell>
          <table:table-cell table:formula="of:=[.$B4]/([.E4]*[.E$1])" office:value-type="percentage" office:value="0.301076659893596" calcext:value-type="percentage">
            <text:p>30.11%</text:p>
          </table:table-cell>
          <table:table-cell table:formula="of:=[.$B4]/([.F4]*[.F$1])" office:value-type="percentage" office:value="0.172435692269992" calcext:value-type="percentage">
            <text:p>17.24%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B5]/([.B5]*[.B$1])" office:value-type="percentage" office:value="1" calcext:value-type="percentage">
            <text:p>100.00%</text:p>
          </table:table-cell>
          <table:table-cell table:formula="of:=[.$B5]/([.C5]*[.C$1])" office:value-type="percentage" office:value="1.32795379922794" calcext:value-type="percentage">
            <text:p>132.80%</text:p>
          </table:table-cell>
          <table:table-cell table:formula="of:=[.$B5]/([.D5]*[.D$1])" office:value-type="percentage" office:value="1.17263438458309" calcext:value-type="percentage">
            <text:p>117.26%</text:p>
          </table:table-cell>
          <table:table-cell table:formula="of:=[.$B5]/([.E5]*[.E$1])" office:value-type="percentage" office:value="0.580672341826464" calcext:value-type="percentage">
            <text:p>58.07%</text:p>
          </table:table-cell>
          <table:table-cell table:formula="of:=[.$B5]/([.F5]*[.F$1])" office:value-type="percentage" office:value="0.197799630296265" calcext:value-type="percentage">
            <text:p>19.78%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$B6]/([.B6]*[.B$1])" office:value-type="percentage" office:value="1" calcext:value-type="percentage">
            <text:p>100.00%</text:p>
          </table:table-cell>
          <table:table-cell table:formula="of:=[.$B6]/([.C6]*[.C$1])" office:value-type="percentage" office:value="0.954217654293185" calcext:value-type="percentage">
            <text:p>95.42%</text:p>
          </table:table-cell>
          <table:table-cell table:formula="of:=[.$B6]/([.D6]*[.D$1])" office:value-type="percentage" office:value="0.936563347181287" calcext:value-type="percentage">
            <text:p>93.66%</text:p>
          </table:table-cell>
          <table:table-cell table:formula="of:=[.$B6]/([.E6]*[.E$1])" office:value-type="percentage" office:value="0.559586964481715" calcext:value-type="percentage">
            <text:p>55.96%</text:p>
          </table:table-cell>
          <table:table-cell table:formula="of:=[.$B6]/([.F6]*[.F$1])" office:value-type="percentage" office:value="0.20327082238244" calcext:value-type="percentage">
            <text:p>20.3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1:18.607632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 style:data-style-name="N11">
      <style:text-properties style:text-position=""/>
    </style:style>
    <style:style style:name="ce4" style:family="table-cell" style:parent-style-name="Default" style:data-style-name="N60"/>
    <style:style style:name="ce5" style:family="table-cell" style:parent-style-name="Default" style:data-style-name="N61"/>
    <style:style style:name="ce6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/>
          <table:table-cell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5" office:value-type="float" office:value="0.000058937074" calcext:value-type="float">
            <text:p>5.89E-05</text:p>
          </table:table-cell>
          <table:table-cell table:style-name="ce5" office:value-type="float" office:value="0.00004464984" calcext:value-type="float">
            <text:p>4.46E-05</text:p>
          </table:table-cell>
          <table:table-cell table:style-name="ce5" office:value-type="float" office:value="0.0000383675075" calcext:value-type="float">
            <text:p>3.84E-05</text:p>
          </table:table-cell>
          <table:table-cell table:style-name="ce5" office:value-type="float" office:value="0.00002861618675" calcext:value-type="float">
            <text:p>2.86E-05</text:p>
          </table:table-cell>
          <table:table-cell table:style-name="ce5" office:value-type="float" office:value="0.00015524029575" calcext:value-type="float">
            <text:p>1.55E-04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5" office:value-type="float" office:value="0.000237852335" calcext:value-type="float">
            <text:p>2.38E-04</text:p>
          </table:table-cell>
          <table:table-cell table:style-name="ce5" office:value-type="float" office:value="0.00011966826" calcext:value-type="float">
            <text:p>1.20E-04</text:p>
          </table:table-cell>
          <table:table-cell table:style-name="ce5" office:value-type="float" office:value="0.0001106858325" calcext:value-type="float">
            <text:p>1.11E-04</text:p>
          </table:table-cell>
          <table:table-cell table:style-name="ce5" office:value-type="float" office:value="0.0000944495175" calcext:value-type="float">
            <text:p>9.44E-05</text:p>
          </table:table-cell>
          <table:table-cell table:style-name="ce5" office:value-type="float" office:value="0.000372517115" calcext:value-type="float">
            <text:p>3.73E-04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5" office:value-type="float" office:value="0.0008960425725" calcext:value-type="float">
            <text:p>8.96E-04</text:p>
          </table:table-cell>
          <table:table-cell table:style-name="ce5" office:value-type="float" office:value="0.000727969385" calcext:value-type="float">
            <text:p>7.28E-04</text:p>
          </table:table-cell>
          <table:table-cell table:style-name="ce5" office:value-type="float" office:value="0.0003113806275" calcext:value-type="float">
            <text:p>3.11E-04</text:p>
          </table:table-cell>
          <table:table-cell table:style-name="ce5" office:value-type="float" office:value="0.00028801558" calcext:value-type="float">
            <text:p>2.88E-04</text:p>
          </table:table-cell>
          <table:table-cell table:style-name="ce5" office:value-type="float" office:value="0.0005305051925" calcext:value-type="float">
            <text:p>5.31E-04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style-name="ce5" office:value-type="float" office:value="0.00347841975" calcext:value-type="float">
            <text:p>3.48E-03</text:p>
          </table:table-cell>
          <table:table-cell table:style-name="ce5" office:value-type="float" office:value="0.001924669775" calcext:value-type="float">
            <text:p>1.92E-03</text:p>
          </table:table-cell>
          <table:table-cell table:style-name="ce5" office:value-type="float" office:value="0.0009246170225" calcext:value-type="float">
            <text:p>9.25E-04</text:p>
          </table:table-cell>
          <table:table-cell table:style-name="ce5" office:value-type="float" office:value="0.001189583475" calcext:value-type="float">
            <text:p>1.19E-03</text:p>
          </table:table-cell>
          <table:table-cell table:style-name="ce5" office:value-type="float" office:value="0.001606333325" calcext:value-type="float">
            <text:p>1.61E-0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style-name="ce5" office:value-type="float" office:value="0.014211171" calcext:value-type="float">
            <text:p>1.42E-02</text:p>
          </table:table-cell>
          <table:table-cell table:style-name="ce5" office:value-type="float" office:value="0.00692045105" calcext:value-type="float">
            <text:p>6.92E-03</text:p>
          </table:table-cell>
          <table:table-cell table:style-name="ce5" office:value-type="float" office:value="0.003757107275" calcext:value-type="float">
            <text:p>3.76E-03</text:p>
          </table:table-cell>
          <table:table-cell table:style-name="ce4" office:value-type="float" office:value="0.003929275275" calcext:value-type="float">
            <text:p>3.93E-003</text:p>
          </table:table-cell>
          <table:table-cell table:style-name="ce5" office:value-type="float" office:value="0.0085596441" calcext:value-type="float">
            <text:p>8.56E-03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C2]/[.C2]" office:value-type="percentage" office:value="1" calcext:value-type="percentage">
            <text:p>100.00%</text:p>
          </table:table-cell>
          <table:table-cell table:formula="of:=[.$C2]/[.D2]" office:value-type="percentage" office:value="1.31998399098407" calcext:value-type="percentage">
            <text:p>132.00%</text:p>
          </table:table-cell>
          <table:table-cell table:formula="of:=[.$C2]/[.E2]" office:value-type="percentage" office:value="1.5361194364789" calcext:value-type="percentage">
            <text:p>153.61%</text:p>
          </table:table-cell>
          <table:table-cell table:formula="of:=[.$C2]/[.F2]" office:value-type="percentage" office:value="2.05957119706035" calcext:value-type="percentage">
            <text:p>205.96%</text:p>
          </table:table-cell>
          <table:table-cell table:formula="of:=[.$C2]/[.G2]" office:value-type="percentage" office:value="0.379650616582905" calcext:value-type="percentage">
            <text:p>37.97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$C3]/[.C3]" office:value-type="percentage" office:value="1" calcext:value-type="percentage">
            <text:p>100.00%</text:p>
          </table:table-cell>
          <table:table-cell table:formula="of:=[.$C3]/[.D3]" office:value-type="percentage" office:value="1.98759750496915" calcext:value-type="percentage">
            <text:p>198.76%</text:p>
          </table:table-cell>
          <table:table-cell table:formula="of:=[.$C3]/[.E3]" office:value-type="percentage" office:value="2.1488959302899" calcext:value-type="percentage">
            <text:p>214.89%</text:p>
          </table:table-cell>
          <table:table-cell table:formula="of:=[.$C3]/[.F3]" office:value-type="percentage" office:value="2.51830121842602" calcext:value-type="percentage">
            <text:p>251.83%</text:p>
          </table:table-cell>
          <table:table-cell table:formula="of:=[.$C3]/[.G3]" office:value-type="percentage" office:value="0.638500421651768" calcext:value-type="percentage">
            <text:p>63.85%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C4]/[.C4]" office:value-type="percentage" office:value="1" calcext:value-type="percentage">
            <text:p>100.00%</text:p>
          </table:table-cell>
          <table:table-cell table:formula="of:=[.$C4]/[.D4]" office:value-type="percentage" office:value="1.23087947235583" calcext:value-type="percentage">
            <text:p>123.09%</text:p>
          </table:table-cell>
          <table:table-cell table:formula="of:=[.$C4]/[.E4]" office:value-type="percentage" office:value="2.87764392953444" calcext:value-type="percentage">
            <text:p>287.76%</text:p>
          </table:table-cell>
          <table:table-cell table:formula="of:=[.$C4]/[.F4]" office:value-type="percentage" office:value="3.11109063093045" calcext:value-type="percentage">
            <text:p>311.11%</text:p>
          </table:table-cell>
          <table:table-cell table:formula="of:=[.$C4]/[.G4]" office:value-type="percentage" office:value="1.68903638487949" calcext:value-type="percentage">
            <text:p>168.90%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$C5]/[.C5]" office:value-type="percentage" office:value="1" calcext:value-type="percentage">
            <text:p>100.00%</text:p>
          </table:table-cell>
          <table:table-cell table:formula="of:=[.$C5]/[.D5]" office:value-type="percentage" office:value="1.80728132959848" calcext:value-type="percentage">
            <text:p>180.73%</text:p>
          </table:table-cell>
          <table:table-cell table:formula="of:=[.$C5]/[.E5]" office:value-type="percentage" office:value="3.76201136833386" calcext:value-type="percentage">
            <text:p>376.20%</text:p>
          </table:table-cell>
          <table:table-cell table:formula="of:=[.$C5]/[.F5]" office:value-type="percentage" office:value="2.92406529100448" calcext:value-type="percentage">
            <text:p>292.41%</text:p>
          </table:table-cell>
          <table:table-cell table:formula="of:=[.$C5]/[.G5]" office:value-type="percentage" office:value="2.16544081845529" calcext:value-type="percentage">
            <text:p>216.54%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formula="of:=[.$C6]/[.C6]" office:value-type="percentage" office:value="1" calcext:value-type="percentage">
            <text:p>100.00%</text:p>
          </table:table-cell>
          <table:table-cell table:formula="of:=[.$C6]/[.D6]" office:value-type="percentage" office:value="2.05350357907668" calcext:value-type="percentage">
            <text:p>205.35%</text:p>
          </table:table-cell>
          <table:table-cell table:formula="of:=[.$C6]/[.E6]" office:value-type="percentage" office:value="3.78247677263887" calcext:value-type="percentage">
            <text:p>378.25%</text:p>
          </table:table-cell>
          <table:table-cell table:formula="of:=[.$C6]/[.F6]" office:value-type="percentage" office:value="3.6167410032121" calcext:value-type="percentage">
            <text:p>361.67%</text:p>
          </table:table-cell>
          <table:table-cell table:formula="of:=[.$C6]/[.G6]" office:value-type="percentage" office:value="1.66025255652861" calcext:value-type="percentage">
            <text:p>166.03%</text:p>
          </table:table-cell>
        </table:table-row>
        <table:table-row table:style-name="ro1" table:number-rows-repeated="2">
          <table:table-cell/>
          <table:table-cell table:style-name="ce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efficienc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C2]/([.C2]*[.C$1])" office:value-type="percentage" office:value="1" calcext:value-type="percentage">
            <text:p>100.00%</text:p>
          </table:table-cell>
          <table:table-cell table:formula="of:=[.$C2]/([.D2]*[.D$1])" office:value-type="percentage" office:value="0.659991995492033" calcext:value-type="percentage">
            <text:p>66.00%</text:p>
          </table:table-cell>
          <table:table-cell table:formula="of:=[.$C2]/([.E2]*[.E$1])" office:value-type="percentage" office:value="0.384029859119725" calcext:value-type="percentage">
            <text:p>38.40%</text:p>
          </table:table-cell>
          <table:table-cell table:formula="of:=[.$C2]/([.F2]*[.F$1])" office:value-type="percentage" office:value="0.257446399632544" calcext:value-type="percentage">
            <text:p>25.74%</text:p>
          </table:table-cell>
          <table:table-cell table:formula="of:=[.$C2]/([.G2]*[.G$1])" office:value-type="percentage" office:value="0.0237281635364315" calcext:value-type="percentage">
            <text:p>2.37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$C3]/([.C3]*[.C$1])" office:value-type="percentage" office:value="1" calcext:value-type="percentage">
            <text:p>100.00%</text:p>
          </table:table-cell>
          <table:table-cell table:formula="of:=[.$C3]/([.D3]*[.D$1])" office:value-type="percentage" office:value="0.993798752484577" calcext:value-type="percentage">
            <text:p>99.38%</text:p>
          </table:table-cell>
          <table:table-cell table:formula="of:=[.$C3]/([.E3]*[.E$1])" office:value-type="percentage" office:value="0.537223982572476" calcext:value-type="percentage">
            <text:p>53.72%</text:p>
          </table:table-cell>
          <table:table-cell table:formula="of:=[.$C3]/([.F3]*[.F$1])" office:value-type="percentage" office:value="0.314787652303253" calcext:value-type="percentage">
            <text:p>31.48%</text:p>
          </table:table-cell>
          <table:table-cell table:formula="of:=[.$C3]/([.G3]*[.G$1])" office:value-type="percentage" office:value="0.0399062763532355" calcext:value-type="percentage">
            <text:p>3.99%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C4]/([.C4]*[.C$1])" office:value-type="percentage" office:value="1" calcext:value-type="percentage">
            <text:p>100.00%</text:p>
          </table:table-cell>
          <table:table-cell table:formula="of:=[.$C4]/([.D4]*[.D$1])" office:value-type="percentage" office:value="0.615439736177916" calcext:value-type="percentage">
            <text:p>61.54%</text:p>
          </table:table-cell>
          <table:table-cell table:formula="of:=[.$C4]/([.E4]*[.E$1])" office:value-type="percentage" office:value="0.71941098238361" calcext:value-type="percentage">
            <text:p>71.94%</text:p>
          </table:table-cell>
          <table:table-cell table:formula="of:=[.$C4]/([.F4]*[.F$1])" office:value-type="percentage" office:value="0.388886328866306" calcext:value-type="percentage">
            <text:p>38.89%</text:p>
          </table:table-cell>
          <table:table-cell table:formula="of:=[.$C4]/([.G4]*[.G$1])" office:value-type="percentage" office:value="0.105564774054968" calcext:value-type="percentage">
            <text:p>10.56%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$C5]/([.C5]*[.C$1])" office:value-type="percentage" office:value="1" calcext:value-type="percentage">
            <text:p>100.00%</text:p>
          </table:table-cell>
          <table:table-cell table:formula="of:=[.$C5]/([.D5]*[.D$1])" office:value-type="percentage" office:value="0.903640664799238" calcext:value-type="percentage">
            <text:p>90.36%</text:p>
          </table:table-cell>
          <table:table-cell table:formula="of:=[.$C5]/([.E5]*[.E$1])" office:value-type="percentage" office:value="0.940502842083464" calcext:value-type="percentage">
            <text:p>94.05%</text:p>
          </table:table-cell>
          <table:table-cell table:formula="of:=[.$C5]/([.F5]*[.F$1])" office:value-type="percentage" office:value="0.36550816137556" calcext:value-type="percentage">
            <text:p>36.55%</text:p>
          </table:table-cell>
          <table:table-cell table:formula="of:=[.$C5]/([.G5]*[.G$1])" office:value-type="percentage" office:value="0.135340051153455" calcext:value-type="percentage">
            <text:p>13.53%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formula="of:=[.$C6]/([.C6]*[.C$1])" office:value-type="percentage" office:value="1" calcext:value-type="percentage">
            <text:p>100.00%</text:p>
          </table:table-cell>
          <table:table-cell table:formula="of:=[.$C6]/([.D6]*[.D$1])" office:value-type="percentage" office:value="1.02675178953834" calcext:value-type="percentage">
            <text:p>102.68%</text:p>
          </table:table-cell>
          <table:table-cell table:formula="of:=[.$C6]/([.E6]*[.E$1])" office:value-type="percentage" office:value="0.945619193159716" calcext:value-type="percentage">
            <text:p>94.56%</text:p>
          </table:table-cell>
          <table:table-cell table:formula="of:=[.$C6]/([.F6]*[.F$1])" office:value-type="percentage" office:value="0.452092625401513" calcext:value-type="percentage">
            <text:p>45.21%</text:p>
          </table:table-cell>
          <table:table-cell table:formula="of:=[.$C6]/([.G6]*[.G$1])" office:value-type="percentage" office:value="0.103765784783038" calcext:value-type="percentage">
            <text:p>10.38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2:34.987783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61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1"/>
    <style:style style:name="ce8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/>
          <table:table-cell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style-name="ce7" office:value-type="float" office:value="0.00000009536744" calcext:value-type="float">
            <text:p>9.54E-08</text:p>
          </table:table-cell>
          <table:table-cell table:style-name="ce7" office:value-type="float" office:value="0.000000703334805" calcext:value-type="float">
            <text:p>7.03E-07</text:p>
          </table:table-cell>
          <table:table-cell table:style-name="ce7" office:value-type="float" office:value="0.0000024020671975" calcext:value-type="float">
            <text:p>2.40E-06</text:p>
          </table:table-cell>
          <table:table-cell table:style-name="ce7" office:value-type="float" office:value="0.0000425755995" calcext:value-type="float">
            <text:p>4.26E-05</text:p>
          </table:table-cell>
          <table:table-cell table:style-name="ce7" office:value-type="float" office:value="0.00016784669025" calcext:value-type="float">
            <text:p>1.68E-04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style-name="ce7" office:value-type="float" office:value="0.0000000774860325" calcext:value-type="float">
            <text:p>7.75E-08</text:p>
          </table:table-cell>
          <table:table-cell table:style-name="ce7" office:value-type="float" office:value="0.0000008463859575" calcext:value-type="float">
            <text:p>8.46E-07</text:p>
          </table:table-cell>
          <table:table-cell table:style-name="ce7" office:value-type="float" office:value="0.00000285506269" calcext:value-type="float">
            <text:p>2.86E-06</text:p>
          </table:table-cell>
          <table:table-cell table:style-name="ce7" office:value-type="float" office:value="0.000073593866825" calcext:value-type="float">
            <text:p>7.36E-05</text:p>
          </table:table-cell>
          <table:table-cell table:style-name="ce7" office:value-type="float" office:value="0.00003753900375" calcext:value-type="float">
            <text:p>3.75E-05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style-name="ce7" office:value-type="float" office:value="0.00000011920929" calcext:value-type="float">
            <text:p>1.19E-07</text:p>
          </table:table-cell>
          <table:table-cell table:style-name="ce7" office:value-type="float" office:value="0.00000060796738" calcext:value-type="float">
            <text:p>6.08E-07</text:p>
          </table:table-cell>
          <table:table-cell table:style-name="ce7" office:value-type="float" office:value="0.0000019609929725" calcext:value-type="float">
            <text:p>1.96E-06</text:p>
          </table:table-cell>
          <table:table-cell table:style-name="ce7" office:value-type="float" office:value="0.00000814199475" calcext:value-type="float">
            <text:p>8.14E-06</text:p>
          </table:table-cell>
          <table:table-cell table:style-name="ce7" office:value-type="float" office:value="0.00006840229075" calcext:value-type="float">
            <text:p>6.84E-05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style-name="ce7" office:value-type="float" office:value="0.0000001311302325" calcext:value-type="float">
            <text:p>1.31E-07</text:p>
          </table:table-cell>
          <table:table-cell table:style-name="ce7" office:value-type="float" office:value="0.00000064373016" calcext:value-type="float">
            <text:p>6.44E-07</text:p>
          </table:table-cell>
          <table:table-cell table:style-name="ce7" office:value-type="float" office:value="0.0000021934510275" calcext:value-type="float">
            <text:p>2.19E-06</text:p>
          </table:table-cell>
          <table:table-cell table:style-name="ce7" office:value-type="float" office:value="0.000009822844875" calcext:value-type="float">
            <text:p>9.82E-06</text:p>
          </table:table-cell>
          <table:table-cell table:style-name="ce7" office:value-type="float" office:value="0.00008676649175" calcext:value-type="float">
            <text:p>8.68E-05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style-name="ce7" office:value-type="float" office:value="0.00000042915344" calcext:value-type="float">
            <text:p>4.29E-07</text:p>
          </table:table-cell>
          <table:table-cell table:style-name="ce7" office:value-type="float" office:value="0.0000008463859675" calcext:value-type="float">
            <text:p>8.46E-07</text:p>
          </table:table-cell>
          <table:table-cell table:style-name="ce7" office:value-type="float" office:value="0.0000022113322875" calcext:value-type="float">
            <text:p>2.21E-06</text:p>
          </table:table-cell>
          <table:table-cell table:style-name="ce7" office:value-type="float" office:value="0.000003606081225" calcext:value-type="float">
            <text:p>3.61E-06</text:p>
          </table:table-cell>
          <table:table-cell table:style-name="ce7" office:value-type="float" office:value="0.0000627338885" calcext:value-type="float">
            <text:p>6.27E-05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speed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formula="of:=[.$C2]/[.C2]" office:value-type="percentage" office:value="1" calcext:value-type="percentage">
            <text:p>100.00%</text:p>
          </table:table-cell>
          <table:table-cell table:formula="of:=[.$C2]/[.D2]" office:value-type="percentage" office:value="0.135593232870084" calcext:value-type="percentage">
            <text:p>13.56%</text:p>
          </table:table-cell>
          <table:table-cell table:formula="of:=[.$C2]/[.E2]" office:value-type="percentage" office:value="0.0397022365149716" calcext:value-type="percentage">
            <text:p>3.97%</text:p>
          </table:table-cell>
          <table:table-cell table:formula="of:=[.$C2]/[.F2]" office:value-type="percentage" office:value="0.00223995530585541" calcext:value-type="percentage">
            <text:p>0.22%</text:p>
          </table:table-cell>
          <table:table-cell table:formula="of:=[.$C2]/[.G2]" office:value-type="percentage" office:value="0.000568181832230082" calcext:value-type="percentage">
            <text:p>0.06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formula="of:=[.$C3]/[.C3]" office:value-type="percentage" office:value="1" calcext:value-type="percentage">
            <text:p>100.00%</text:p>
          </table:table-cell>
          <table:table-cell table:formula="of:=[.$C3]/[.D3]" office:value-type="percentage" office:value="0.0915492888479308" calcext:value-type="percentage">
            <text:p>9.15%</text:p>
          </table:table-cell>
          <table:table-cell table:formula="of:=[.$C3]/[.E3]" office:value-type="percentage" office:value="0.0271398707886166" calcext:value-type="percentage">
            <text:p>2.71%</text:p>
          </table:table-cell>
          <table:table-cell table:formula="of:=[.$C3]/[.F3]" office:value-type="percentage" office:value="0.0010528870929456" calcext:value-type="percentage">
            <text:p>0.11%</text:p>
          </table:table-cell>
          <table:table-cell table:formula="of:=[.$C3]/[.G3]" office:value-type="percentage" office:value="0.00206414728041364" calcext:value-type="percentage">
            <text:p>0.21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formula="of:=[.$C4]/[.C4]" office:value-type="percentage" office:value="1" calcext:value-type="percentage">
            <text:p>100.00%</text:p>
          </table:table-cell>
          <table:table-cell table:formula="of:=[.$C4]/[.D4]" office:value-type="percentage" office:value="0.196078431050034" calcext:value-type="percentage">
            <text:p>19.61%</text:p>
          </table:table-cell>
          <table:table-cell table:formula="of:=[.$C4]/[.E4]" office:value-type="percentage" office:value="0.0607902688442704" calcext:value-type="percentage">
            <text:p>6.08%</text:p>
          </table:table-cell>
          <table:table-cell table:formula="of:=[.$C4]/[.F4]" office:value-type="percentage" office:value="0.014641287996409" calcext:value-type="percentage">
            <text:p>1.46%</text:p>
          </table:table-cell>
          <table:table-cell table:formula="of:=[.$C4]/[.G4]" office:value-type="percentage" office:value="0.00174276751104275" calcext:value-type="percentage">
            <text:p>0.17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formula="of:=[.$C5]/[.C5]" office:value-type="percentage" office:value="1" calcext:value-type="percentage">
            <text:p>100.00%</text:p>
          </table:table-cell>
          <table:table-cell table:formula="of:=[.$C5]/[.D5]" office:value-type="percentage" office:value="0.20370372657388" calcext:value-type="percentage">
            <text:p>20.37%</text:p>
          </table:table-cell>
          <table:table-cell table:formula="of:=[.$C5]/[.E5]" office:value-type="percentage" office:value="0.0597826123565004" calcext:value-type="percentage">
            <text:p>5.98%</text:p>
          </table:table-cell>
          <table:table-cell table:formula="of:=[.$C5]/[.F5]" office:value-type="percentage" office:value="0.01334951678141" calcext:value-type="percentage">
            <text:p>1.33%</text:p>
          </table:table-cell>
          <table:table-cell table:formula="of:=[.$C5]/[.G5]" office:value-type="percentage" office:value="0.00151130038630379" calcext:value-type="percentage">
            <text:p>0.15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formula="of:=[.$C6]/[.C6]" office:value-type="percentage" office:value="1" calcext:value-type="percentage">
            <text:p>100.00%</text:p>
          </table:table-cell>
          <table:table-cell table:formula="of:=[.$C6]/[.D6]" office:value-type="percentage" office:value="0.507042243703077" calcext:value-type="percentage">
            <text:p>50.70%</text:p>
          </table:table-cell>
          <table:table-cell table:formula="of:=[.$C6]/[.E6]" office:value-type="percentage" office:value="0.194070082739657" calcext:value-type="percentage">
            <text:p>19.41%</text:p>
          </table:table-cell>
          <table:table-cell table:formula="of:=[.$C6]/[.F6]" office:value-type="percentage" office:value="0.119008256670647" calcext:value-type="percentage">
            <text:p>11.90%</text:p>
          </table:table-cell>
          <table:table-cell table:formula="of:=[.$C6]/[.G6]" office:value-type="percentage" office:value="0.006840855082656" calcext:value-type="percentage">
            <text:p>0.68%</text:p>
          </table:table-cell>
        </table:table-row>
        <table:table-row table:style-name="ro1" table:number-rows-repeated="2">
          <table:table-cell/>
          <table:table-cell table:style-name="ce5"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>
            <text:p>eficienc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formula="of:=[.$C2]/([.C2]*[.C$1])" office:value-type="percentage" office:value="1" calcext:value-type="percentage">
            <text:p>100.00%</text:p>
          </table:table-cell>
          <table:table-cell table:formula="of:=[.$C2]/([.D2]*[.D$1])" office:value-type="percentage" office:value="0.0677966164350419" calcext:value-type="percentage">
            <text:p>6.78%</text:p>
          </table:table-cell>
          <table:table-cell table:formula="of:=[.$C2]/([.E2]*[.E$1])" office:value-type="percentage" office:value="0.0099255591287429" calcext:value-type="percentage">
            <text:p>0.99%</text:p>
          </table:table-cell>
          <table:table-cell table:formula="of:=[.$C2]/([.F2]*[.F$1])" office:value-type="percentage" office:value="0.000279994413231926" calcext:value-type="percentage">
            <text:p>0.03%</text:p>
          </table:table-cell>
          <table:table-cell table:formula="of:=[.$C2]/([.G2]*[.G$1])" office:value-type="percentage" office:value="0.0000355113645143801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formula="of:=[.$C3]/([.C3]*[.C$1])" office:value-type="percentage" office:value="1" calcext:value-type="percentage">
            <text:p>100.00%</text:p>
          </table:table-cell>
          <table:table-cell table:formula="of:=[.$C3]/([.D3]*[.D$1])" office:value-type="percentage" office:value="0.0457746444239654" calcext:value-type="percentage">
            <text:p>4.58%</text:p>
          </table:table-cell>
          <table:table-cell table:formula="of:=[.$C3]/([.E3]*[.E$1])" office:value-type="percentage" office:value="0.00678496769715414" calcext:value-type="percentage">
            <text:p>0.68%</text:p>
          </table:table-cell>
          <table:table-cell table:formula="of:=[.$C3]/([.F3]*[.F$1])" office:value-type="percentage" office:value="0.0001316108866182" calcext:value-type="percentage">
            <text:p>0.01%</text:p>
          </table:table-cell>
          <table:table-cell table:formula="of:=[.$C3]/([.G3]*[.G$1])" office:value-type="percentage" office:value="0.000129009205025853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formula="of:=[.$C4]/([.C4]*[.C$1])" office:value-type="percentage" office:value="1" calcext:value-type="percentage">
            <text:p>100.00%</text:p>
          </table:table-cell>
          <table:table-cell table:formula="of:=[.$C4]/([.D4]*[.D$1])" office:value-type="percentage" office:value="0.0980392155250172" calcext:value-type="percentage">
            <text:p>9.80%</text:p>
          </table:table-cell>
          <table:table-cell table:formula="of:=[.$C4]/([.E4]*[.E$1])" office:value-type="percentage" office:value="0.0151975672110676" calcext:value-type="percentage">
            <text:p>1.52%</text:p>
          </table:table-cell>
          <table:table-cell table:formula="of:=[.$C4]/([.F4]*[.F$1])" office:value-type="percentage" office:value="0.00183016099955112" calcext:value-type="percentage">
            <text:p>0.18%</text:p>
          </table:table-cell>
          <table:table-cell table:formula="of:=[.$C4]/([.G4]*[.G$1])" office:value-type="percentage" office:value="0.000108922969440172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formula="of:=[.$C5]/([.C5]*[.C$1])" office:value-type="percentage" office:value="1" calcext:value-type="percentage">
            <text:p>100.00%</text:p>
          </table:table-cell>
          <table:table-cell table:formula="of:=[.$C5]/([.D5]*[.D$1])" office:value-type="percentage" office:value="0.10185186328694" calcext:value-type="percentage">
            <text:p>10.19%</text:p>
          </table:table-cell>
          <table:table-cell table:formula="of:=[.$C5]/([.E5]*[.E$1])" office:value-type="percentage" office:value="0.0149456530891251" calcext:value-type="percentage">
            <text:p>1.49%</text:p>
          </table:table-cell>
          <table:table-cell table:formula="of:=[.$C5]/([.F5]*[.F$1])" office:value-type="percentage" office:value="0.00166868959767625" calcext:value-type="percentage">
            <text:p>0.17%</text:p>
          </table:table-cell>
          <table:table-cell table:formula="of:=[.$C5]/([.G5]*[.G$1])" office:value-type="percentage" office:value="0.0000944562741439872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formula="of:=[.$C6]/([.C6]*[.C$1])" office:value-type="percentage" office:value="1" calcext:value-type="percentage">
            <text:p>100.00%</text:p>
          </table:table-cell>
          <table:table-cell table:formula="of:=[.$C6]/([.D6]*[.D$1])" office:value-type="percentage" office:value="0.253521121851539" calcext:value-type="percentage">
            <text:p>25.35%</text:p>
          </table:table-cell>
          <table:table-cell table:formula="of:=[.$C6]/([.E6]*[.E$1])" office:value-type="percentage" office:value="0.0485175206849143" calcext:value-type="percentage">
            <text:p>4.85%</text:p>
          </table:table-cell>
          <table:table-cell table:formula="of:=[.$C6]/([.F6]*[.F$1])" office:value-type="percentage" office:value="0.0148760320838308" calcext:value-type="percentage">
            <text:p>1.49%</text:p>
          </table:table-cell>
          <table:table-cell table:formula="of:=[.$C6]/([.G6]*[.G$1])" office:value-type="percentage" office:value="0.000427553442666" calcext:value-type="percentage">
            <text:p>0.04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5:24.634953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61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1"/>
    <style:style style:name="ce8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/>
          <table:table-cell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style-name="ce7" office:value-type="float" office:value="0.0000002026558" calcext:value-type="float">
            <text:p>2.03E-07</text:p>
          </table:table-cell>
          <table:table-cell table:style-name="ce7" office:value-type="float" office:value="0.0000010311604525" calcext:value-type="float">
            <text:p>1.03E-06</text:p>
          </table:table-cell>
          <table:table-cell table:style-name="ce7" office:value-type="float" office:value="0.00000200271599" calcext:value-type="float">
            <text:p>2.00E-06</text:p>
          </table:table-cell>
          <table:table-cell table:style-name="ce7" office:value-type="float" office:value="0.000005710125125" calcext:value-type="float">
            <text:p>5.71E-06</text:p>
          </table:table-cell>
          <table:table-cell table:style-name="ce7" office:value-type="float" office:value="0.000068390357" calcext:value-type="float">
            <text:p>6.84E-05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style-name="ce7" office:value-type="float" office:value="0.0000002205371825" calcext:value-type="float">
            <text:p>2.21E-07</text:p>
          </table:table-cell>
          <table:table-cell table:style-name="ce7" office:value-type="float" office:value="0.0000010013578725" calcext:value-type="float">
            <text:p>1.00E-06</text:p>
          </table:table-cell>
          <table:table-cell table:style-name="ce7" office:value-type="float" office:value="0.0000022590160225" calcext:value-type="float">
            <text:p>2.26E-06</text:p>
          </table:table-cell>
          <table:table-cell table:style-name="ce7" office:value-type="float" office:value="0.000010460613975" calcext:value-type="float">
            <text:p>1.05E-05</text:p>
          </table:table-cell>
          <table:table-cell table:style-name="ce7" office:value-type="float" office:value="0.000264304885" calcext:value-type="float">
            <text:p>2.64E-04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style-name="ce7" office:value-type="float" office:value="0.0000001490116" calcext:value-type="float">
            <text:p>1.49E-07</text:p>
          </table:table-cell>
          <table:table-cell table:style-name="ce7" office:value-type="float" office:value="0.0000013053416075" calcext:value-type="float">
            <text:p>1.31E-06</text:p>
          </table:table-cell>
          <table:table-cell table:style-name="ce7" office:value-type="float" office:value="0.00000172257425" calcext:value-type="float">
            <text:p>1.72E-06</text:p>
          </table:table-cell>
          <table:table-cell table:style-name="ce7" office:value-type="float" office:value="0.00003623366425" calcext:value-type="float">
            <text:p>3.62E-05</text:p>
          </table:table-cell>
          <table:table-cell table:style-name="ce7" office:value-type="float" office:value="0.0000799536765" calcext:value-type="float">
            <text:p>8.00E-05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style-name="ce7" office:value-type="float" office:value="0.0000001788139325" calcext:value-type="float">
            <text:p>1.79E-07</text:p>
          </table:table-cell>
          <table:table-cell table:style-name="ce7" office:value-type="float" office:value="0.0000011920928825" calcext:value-type="float">
            <text:p>1.19E-06</text:p>
          </table:table-cell>
          <table:table-cell table:style-name="ce7" office:value-type="float" office:value="0.000001764297575" calcext:value-type="float">
            <text:p>1.76E-06</text:p>
          </table:table-cell>
          <table:table-cell table:style-name="ce7" office:value-type="float" office:value="0.000022333861675" calcext:value-type="float">
            <text:p>2.23E-05</text:p>
          </table:table-cell>
          <table:table-cell table:style-name="ce7" office:value-type="float" office:value="0.00020042657225" calcext:value-type="float">
            <text:p>2.00E-04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style-name="ce7" office:value-type="float" office:value="0.000000298023215" calcext:value-type="float">
            <text:p>2.98E-07</text:p>
          </table:table-cell>
          <table:table-cell table:style-name="ce7" office:value-type="float" office:value="0.0000007748603725" calcext:value-type="float">
            <text:p>7.75E-07</text:p>
          </table:table-cell>
          <table:table-cell table:style-name="ce7" office:value-type="float" office:value="0.000001811981345" calcext:value-type="float">
            <text:p>1.81E-06</text:p>
          </table:table-cell>
          <table:table-cell table:style-name="ce7" office:value-type="float" office:value="0.00004681348575" calcext:value-type="float">
            <text:p>4.68E-05</text:p>
          </table:table-cell>
          <table:table-cell table:style-name="ce7" office:value-type="float" office:value="0.0003318369405" calcext:value-type="float">
            <text:p>3.32E-04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speed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formula="of:=[.$C2]/[.C2]" office:value-type="percentage" office:value="1" calcext:value-type="percentage">
            <text:p>100.00%</text:p>
          </table:table-cell>
          <table:table-cell table:formula="of:=[.$C2]/[.D2]" office:value-type="percentage" office:value="0.196531780780256" calcext:value-type="percentage">
            <text:p>19.65%</text:p>
          </table:table-cell>
          <table:table-cell table:formula="of:=[.$C2]/[.E2]" office:value-type="percentage" office:value="0.101190483828913" calcext:value-type="percentage">
            <text:p>10.12%</text:p>
          </table:table-cell>
          <table:table-cell table:formula="of:=[.$C2]/[.F2]" office:value-type="percentage" office:value="0.0354906058210064" calcext:value-type="percentage">
            <text:p>3.55%</text:p>
          </table:table-cell>
          <table:table-cell table:formula="of:=[.$C2]/[.G2]" office:value-type="percentage" office:value="0.00296322184719697" calcext:value-type="percentage">
            <text:p>0.30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formula="of:=[.$C3]/[.C3]" office:value-type="percentage" office:value="1" calcext:value-type="percentage">
            <text:p>100.00%</text:p>
          </table:table-cell>
          <table:table-cell table:formula="of:=[.$C3]/[.D3]" office:value-type="percentage" office:value="0.220238127203619" calcext:value-type="percentage">
            <text:p>22.02%</text:p>
          </table:table-cell>
          <table:table-cell table:formula="of:=[.$C3]/[.E3]" office:value-type="percentage" office:value="0.0976253290385859" calcext:value-type="percentage">
            <text:p>9.76%</text:p>
          </table:table-cell>
          <table:table-cell table:formula="of:=[.$C3]/[.F3]" office:value-type="percentage" office:value="0.0210826231640959" calcext:value-type="percentage">
            <text:p>2.11%</text:p>
          </table:table-cell>
          <table:table-cell table:formula="of:=[.$C3]/[.G3]" office:value-type="percentage" office:value="0.000834404488967353" calcext:value-type="percentage">
            <text:p>0.08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formula="of:=[.$C4]/[.C4]" office:value-type="percentage" office:value="1" calcext:value-type="percentage">
            <text:p>100.00%</text:p>
          </table:table-cell>
          <table:table-cell table:formula="of:=[.$C4]/[.D4]" office:value-type="percentage" office:value="0.114155251884898" calcext:value-type="percentage">
            <text:p>11.42%</text:p>
          </table:table-cell>
          <table:table-cell table:formula="of:=[.$C4]/[.E4]" office:value-type="percentage" office:value="0.0865051825777612" calcext:value-type="percentage">
            <text:p>8.65%</text:p>
          </table:table-cell>
          <table:table-cell table:formula="of:=[.$C4]/[.F4]" office:value-type="percentage" office:value="0.00411251809841452" calcext:value-type="percentage">
            <text:p>0.41%</text:p>
          </table:table-cell>
          <table:table-cell table:formula="of:=[.$C4]/[.G4]" office:value-type="percentage" office:value="0.0018637241778369" calcext:value-type="percentage">
            <text:p>0.19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formula="of:=[.$C5]/[.C5]" office:value-type="percentage" office:value="1" calcext:value-type="percentage">
            <text:p>100.00%</text:p>
          </table:table-cell>
          <table:table-cell table:formula="of:=[.$C5]/[.D5]" office:value-type="percentage" office:value="0.150000000104858" calcext:value-type="percentage">
            <text:p>15.00%</text:p>
          </table:table-cell>
          <table:table-cell table:formula="of:=[.$C5]/[.E5]" office:value-type="percentage" office:value="0.101351345166362" calcext:value-type="percentage">
            <text:p>10.14%</text:p>
          </table:table-cell>
          <table:table-cell table:formula="of:=[.$C5]/[.F5]" office:value-type="percentage" office:value="0.00800640458430707" calcext:value-type="percentage">
            <text:p>0.80%</text:p>
          </table:table-cell>
          <table:table-cell table:formula="of:=[.$C5]/[.G5]" office:value-type="percentage" office:value="0.000892166794515441" calcext:value-type="percentage">
            <text:p>0.09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formula="of:=[.$C6]/[.C6]" office:value-type="percentage" office:value="1" calcext:value-type="percentage">
            <text:p>100.00%</text:p>
          </table:table-cell>
          <table:table-cell table:formula="of:=[.$C6]/[.D6]" office:value-type="percentage" office:value="0.384615377914425" calcext:value-type="percentage">
            <text:p>38.46%</text:p>
          </table:table-cell>
          <table:table-cell table:formula="of:=[.$C6]/[.E6]" office:value-type="percentage" office:value="0.164473666256205" calcext:value-type="percentage">
            <text:p>16.45%</text:p>
          </table:table-cell>
          <table:table-cell table:formula="of:=[.$C6]/[.F6]" office:value-type="percentage" office:value="0.00636618295402196" calcext:value-type="percentage">
            <text:p>0.64%</text:p>
          </table:table-cell>
          <table:table-cell table:formula="of:=[.$C6]/[.G6]" office:value-type="percentage" office:value="0.000898101382416766" calcext:value-type="percentage">
            <text:p>0.09%</text:p>
          </table:table-cell>
        </table:table-row>
        <table:table-row table:style-name="ro1" table:number-rows-repeated="2">
          <table:table-cell/>
          <table:table-cell table:style-name="ce5"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>
            <text:p>eficienc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formula="of:=[.$C2]/([.C2]*[.C$1])" office:value-type="percentage" office:value="1" calcext:value-type="percentage">
            <text:p>100.00%</text:p>
          </table:table-cell>
          <table:table-cell table:formula="of:=[.$C2]/([.D2]*[.D$1])" office:value-type="percentage" office:value="0.0982658903901282" calcext:value-type="percentage">
            <text:p>9.83%</text:p>
          </table:table-cell>
          <table:table-cell table:formula="of:=[.$C2]/([.E2]*[.E$1])" office:value-type="percentage" office:value="0.0252976209572282" calcext:value-type="percentage">
            <text:p>2.53%</text:p>
          </table:table-cell>
          <table:table-cell table:formula="of:=[.$C2]/([.F2]*[.F$1])" office:value-type="percentage" office:value="0.0044363257276258" calcext:value-type="percentage">
            <text:p>0.44%</text:p>
          </table:table-cell>
          <table:table-cell table:formula="of:=[.$C2]/([.G2]*[.G$1])" office:value-type="percentage" office:value="0.00018520136544981" calcext:value-type="percentage">
            <text:p>0.02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formula="of:=[.$C3]/([.C3]*[.C$1])" office:value-type="percentage" office:value="1" calcext:value-type="percentage">
            <text:p>100.00%</text:p>
          </table:table-cell>
          <table:table-cell table:formula="of:=[.$C3]/([.D3]*[.D$1])" office:value-type="percentage" office:value="0.110119063601809" calcext:value-type="percentage">
            <text:p>11.01%</text:p>
          </table:table-cell>
          <table:table-cell table:formula="of:=[.$C3]/([.E3]*[.E$1])" office:value-type="percentage" office:value="0.0244063322596465" calcext:value-type="percentage">
            <text:p>2.44%</text:p>
          </table:table-cell>
          <table:table-cell table:formula="of:=[.$C3]/([.F3]*[.F$1])" office:value-type="percentage" office:value="0.00263532789551198" calcext:value-type="percentage">
            <text:p>0.26%</text:p>
          </table:table-cell>
          <table:table-cell table:formula="of:=[.$C3]/([.G3]*[.G$1])" office:value-type="percentage" office:value="0.0000521502805604596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formula="of:=[.$C4]/([.C4]*[.C$1])" office:value-type="percentage" office:value="1" calcext:value-type="percentage">
            <text:p>100.00%</text:p>
          </table:table-cell>
          <table:table-cell table:formula="of:=[.$C4]/([.D4]*[.D$1])" office:value-type="percentage" office:value="0.0570776259424489" calcext:value-type="percentage">
            <text:p>5.71%</text:p>
          </table:table-cell>
          <table:table-cell table:formula="of:=[.$C4]/([.E4]*[.E$1])" office:value-type="percentage" office:value="0.0216262956444403" calcext:value-type="percentage">
            <text:p>2.16%</text:p>
          </table:table-cell>
          <table:table-cell table:formula="of:=[.$C4]/([.F4]*[.F$1])" office:value-type="percentage" office:value="0.000514064762301815" calcext:value-type="percentage">
            <text:p>0.05%</text:p>
          </table:table-cell>
          <table:table-cell table:formula="of:=[.$C4]/([.G4]*[.G$1])" office:value-type="percentage" office:value="0.000116482761114806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formula="of:=[.$C5]/([.C5]*[.C$1])" office:value-type="percentage" office:value="1" calcext:value-type="percentage">
            <text:p>100.00%</text:p>
          </table:table-cell>
          <table:table-cell table:formula="of:=[.$C5]/([.D5]*[.D$1])" office:value-type="percentage" office:value="0.0750000000524288" calcext:value-type="percentage">
            <text:p>7.50%</text:p>
          </table:table-cell>
          <table:table-cell table:formula="of:=[.$C5]/([.E5]*[.E$1])" office:value-type="percentage" office:value="0.0253378362915904" calcext:value-type="percentage">
            <text:p>2.53%</text:p>
          </table:table-cell>
          <table:table-cell table:formula="of:=[.$C5]/([.F5]*[.F$1])" office:value-type="percentage" office:value="0.00100080057303838" calcext:value-type="percentage">
            <text:p>0.10%</text:p>
          </table:table-cell>
          <table:table-cell table:formula="of:=[.$C5]/([.G5]*[.G$1])" office:value-type="percentage" office:value="0.0000557604246572151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formula="of:=[.$C6]/([.C6]*[.C$1])" office:value-type="percentage" office:value="1" calcext:value-type="percentage">
            <text:p>100.00%</text:p>
          </table:table-cell>
          <table:table-cell table:formula="of:=[.$C6]/([.D6]*[.D$1])" office:value-type="percentage" office:value="0.192307688957213" calcext:value-type="percentage">
            <text:p>19.23%</text:p>
          </table:table-cell>
          <table:table-cell table:formula="of:=[.$C6]/([.E6]*[.E$1])" office:value-type="percentage" office:value="0.0411184165640513" calcext:value-type="percentage">
            <text:p>4.11%</text:p>
          </table:table-cell>
          <table:table-cell table:formula="of:=[.$C6]/([.F6]*[.F$1])" office:value-type="percentage" office:value="0.000795772869252745" calcext:value-type="percentage">
            <text:p>0.08%</text:p>
          </table:table-cell>
          <table:table-cell table:formula="of:=[.$C6]/([.G6]*[.G$1])" office:value-type="percentage" office:value="0.0000561313364010479" calcext:value-type="percentage">
            <text:p>0.01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6:07.428716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